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58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16.14mm"/>
    </style:style>
    <style:style style:name="co9" style:family="table-column">
      <style:table-column-properties fo:break-before="auto" style:column-width="23.2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83.68mm"/>
    </style:style>
    <style:style style:name="co12" style:family="table-column">
      <style:table-column-properties fo:break-before="auto" style:column-width="29.76mm"/>
    </style:style>
    <style:style style:name="co13" style:family="table-column">
      <style:table-column-properties fo:break-before="auto" style:column-width="25.14mm"/>
    </style:style>
    <style:style style:name="co14" style:family="table-column">
      <style:table-column-properties fo:break-before="auto" style:column-width="34.48mm"/>
    </style:style>
    <style:style style:name="co15" style:family="table-column">
      <style:table-column-properties fo:break-before="auto" style:column-width="101.11mm"/>
    </style:style>
    <style:style style:name="co16" style:family="table-column">
      <style:table-column-properties fo:break-before="auto" style:column-width="89.68mm"/>
    </style:style>
    <style:style style:name="co17" style:family="table-column">
      <style:table-column-properties fo:break-before="auto" style:column-width="32.76mm"/>
    </style:style>
    <style:style style:name="co18" style:family="table-column">
      <style:table-column-properties fo:break-before="auto" style:column-width="27.04mm"/>
    </style:style>
    <style:style style:name="co19" style:family="table-column">
      <style:table-column-properties fo:break-before="auto" style:column-width="103.01mm"/>
    </style:style>
    <style:style style:name="co20" style:family="table-column">
      <style:table-column-properties fo:break-before="auto" style:column-width="33.85mm"/>
    </style:style>
    <style:style style:name="co21" style:family="table-column">
      <style:table-column-properties fo:break-before="auto" style:column-width="22.95mm"/>
    </style:style>
    <style:style style:name="co22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ill-solve_rand-suite" table:style-name="ta1">
        <table:shapes>
          <draw:frame draw:z-index="0" draw:style-name="gr1" draw:text-style-name="P1" svg:width="159.99mm" svg:height="89.99mm" svg:x="12.46mm" svg:y="119.46mm">
            <draw:object draw:notify-on-update-of-ranges="'hill-solve_rand-suite'.B2:'hill-solve_rand-suite'.B26 'hill-solve_rand-suite'.E1:'hill-solve_rand-suite'.E1 'hill-solve_rand-suite'.E2:'hill-solve_rand-suite'.E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wedding</text:p>
          </table:table-cell>
          <table:table-cell table:style-name="ce1" office:value-type="string" calcext:value-type="string">
            <text:p>n_people</text:p>
          </table:table-cell>
          <table:table-cell table:style-name="ce1" office:value-type="string" calcext:value-type="string">
            <text:p>n_tables</text:p>
          </table:table-cell>
          <table:table-cell table:style-name="ce1" office:value-type="string" calcext:value-type="string">
            <text:p>total_happiness</text:p>
          </table:table-cell>
          <table:table-cell table:style-name="ce1" office:value-type="string" calcext:value-type="string">
            <text:p>mean_happiness</text:p>
          </table:table-cell>
          <table:table-cell table:style-name="ce1" office:value-type="string" calcext:value-type="string">
            <text:p>median_happiness</text:p>
          </table:table-cell>
          <table:table-cell table:style-name="ce1" office:value-type="string" calcext:value-type="string">
            <text:p>min_happiness</text:p>
          </table:table-cell>
          <table:table-cell table:style-name="ce1" office:value-type="string" calcext:value-type="string">
            <text:p>max_happiness</text:p>
          </table:table-cell>
          <table:table-cell table:style-name="ce1" office:value-type="string" calcext:value-type="string">
            <text:p>n_lonely</text:p>
          </table:table-cell>
          <table:table-cell table:style-name="ce1" office:value-type="string" calcext:value-type="string">
            <text:p>second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./weddings/rand-suite/rand_002_002_272785253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14252" calcext:value-type="float">
            <text:p>0.001142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2_002_3751925263.tx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176403" calcext:value-type="float">
            <text:p>0.0011764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2_002_416121282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158121" calcext:value-type="float">
            <text:p>0.0011581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2_002_1044788941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510893" calcext:value-type="float">
            <text:p>0.0015108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2_002_2330628862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1167256" calcext:value-type="float">
            <text:p>0.0011672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7_007_1969135397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061" calcext:value-type="float">
            <text:p>0.204081632653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005693136" calcext:value-type="float">
            <text:p>0.0056931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7_007_2672932380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244897959183673" calcext:value-type="float">
            <text:p>0.244897959183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06672034" calcext:value-type="float">
            <text:p>0.0066720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7_007_1389719468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408163265306122" calcext:value-type="float">
            <text:p>0.408163265306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022404995" calcext:value-type="float">
            <text:p>0.0224049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7_007_2292213264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.489795918367347" calcext:value-type="float">
            <text:p>0.4897959183673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.009399758" calcext:value-type="float">
            <text:p>0.0093997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7_007_2734156048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122448979591837" calcext:value-type="float">
            <text:p>0.122448979591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008711551" calcext:value-type="float">
            <text:p>0.0087115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0_010_3044039798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.24" calcext:value-type="float">
            <text:p>0.2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025854015" calcext:value-type="float">
            <text:p>0.025854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0_010_969865838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.1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032120859" calcext:value-type="float">
            <text:p>0.0321208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0_010_1722147288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0.02095942" calcext:value-type="float">
            <text:p>0.020959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0_010_1135441985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027602118" calcext:value-type="float">
            <text:p>0.0276021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0_010_212647437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018209775" calcext:value-type="float">
            <text:p>0.0182097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2_012_2766749911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0.029293479" calcext:value-type="float">
            <text:p>0.0292934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2_012_1140981662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.028403676" calcext:value-type="float">
            <text:p>0.0284036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2_012_1069964518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222222222222222" calcext:value-type="float">
            <text:p>0.22222222222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0.040592597" calcext:value-type="float">
            <text:p>0.0405925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2_012_4006104047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.03006729" calcext:value-type="float">
            <text:p>0.030067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2_012_747681965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.194444444444444" calcext:value-type="float">
            <text:p>0.19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037912634" calcext:value-type="float">
            <text:p>0.0379126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4_014_1280974218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0.047766988" calcext:value-type="float">
            <text:p>0.0477669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4_014_575067886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.13265306122449" calcext:value-type="float">
            <text:p>0.13265306122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057429964" calcext:value-type="float">
            <text:p>0.0574299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4_014_2448432178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0.173469387755102" calcext:value-type="float">
            <text:p>0.17346938775510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0.03376093" calcext:value-type="float">
            <text:p>0.033760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4_014_1121343129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255102040816327" calcext:value-type="float">
            <text:p>0.255102040816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0.097566244" calcext:value-type="float">
            <text:p>0.0975662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4_014_1287273773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.112244897959184" calcext:value-type="float">
            <text:p>0.112244897959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.063786257" calcext:value-type="float">
            <text:p>0.063786257</text:p>
          </table:table-cell>
          <table:table-cell table:number-columns-repeated="1014"/>
        </table:table-row>
      </table:table>
      <table:table table:name="int-prog_ring-suite" table:style-name="ta1">
        <table:shapes>
          <draw:frame draw:z-index="0" draw:style-name="gr1" draw:text-style-name="P1" svg:width="159.99mm" svg:height="89.99mm" svg:x="32.31mm" svg:y="37.58mm">
            <draw:object draw:notify-on-update-of-ranges="'int-prog_ring-suite'.B2:'int-prog_ring-suite'.B6 'int-prog_ring-suite'.K1:'int-prog_ring-suite'.K1 'int-prog_ring-suite'.K2:'int-prog_ring-suite'.K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wedding</text:p>
          </table:table-cell>
          <table:table-cell table:style-name="ce1" office:value-type="string" calcext:value-type="string">
            <text:p>n_people</text:p>
          </table:table-cell>
          <table:table-cell table:style-name="ce1" office:value-type="string" calcext:value-type="string">
            <text:p>n_tables</text:p>
          </table:table-cell>
          <table:table-cell table:style-name="ce1" office:value-type="string" calcext:value-type="string">
            <text:p>total_happiness</text:p>
          </table:table-cell>
          <table:table-cell table:style-name="ce1" office:value-type="string" calcext:value-type="string">
            <text:p>mean_happiness</text:p>
          </table:table-cell>
          <table:table-cell table:style-name="ce1" office:value-type="string" calcext:value-type="string">
            <text:p>median_happiness</text:p>
          </table:table-cell>
          <table:table-cell table:style-name="ce1" office:value-type="string" calcext:value-type="string">
            <text:p>min_happiness</text:p>
          </table:table-cell>
          <table:table-cell table:style-name="ce1" office:value-type="string" calcext:value-type="string">
            <text:p>max_happiness</text:p>
          </table:table-cell>
          <table:table-cell table:style-name="ce1" office:value-type="string" calcext:value-type="string">
            <text:p>n_lonely</text:p>
          </table:table-cell>
          <table:table-cell table:style-name="ce1" office:value-type="string" calcext:value-type="string">
            <text:p>seconds</text:p>
          </table:table-cell>
          <table:table-cell table:style-name="ce1" office:value-type="string" calcext:value-type="string">
            <text:p>mean per duration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./weddings/ring-suite/ring_002_002_2459885288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7385194" calcext:value-type="float">
            <text:p>0.277385194</text:p>
          </table:table-cell>
          <table:table-cell table:formula="of:=[.E2]/[.J2]" office:value-type="float" office:value="3.60509508665412" calcext:value-type="float">
            <text:p>3.605095086654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ring-suite/ring_012_012_1497262220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047770416" calcext:value-type="float">
            <text:p>6.047770416</text:p>
          </table:table-cell>
          <table:table-cell table:formula="of:=[.E3]/[.J3]" office:value-type="float" office:value="0.330700384179398" calcext:value-type="float">
            <text:p>0.3307003841793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ring-suite/ring_010_010_914519058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623121186" calcext:value-type="float">
            <text:p>2.623121186</text:p>
          </table:table-cell>
          <table:table-cell table:formula="of:=[.E4]/[.J4]" office:value-type="float" office:value="0.762450477192707" calcext:value-type="float">
            <text:p>0.7624504771927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ring-suite/ring_007_007_1765413640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19512753" calcext:value-type="float">
            <text:p>0.719512753</text:p>
          </table:table-cell>
          <table:table-cell table:formula="of:=[.E5]/[.J5]" office:value-type="float" office:value="2.77965886172416" calcext:value-type="float">
            <text:p>2.779658861724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ring-suite/ring_014_014_2895692332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.296882612" calcext:value-type="float">
            <text:p>16.296882612</text:p>
          </table:table-cell>
          <table:table-cell table:formula="of:=[.E6]/[.J6]" office:value-type="float" office:value="0.122722857347412" calcext:value-type="float">
            <text:p>0.122722857347412</text:p>
          </table:table-cell>
          <table:table-cell table:number-columns-repeated="1013"/>
        </table:table-row>
      </table:table>
      <table:table table:name="int-prog_complete-suite" table:style-name="ta1">
        <table:shapes>
          <draw:frame draw:z-index="0" draw:style-name="gr1" draw:text-style-name="P1" svg:width="159.99mm" svg:height="89.99mm" svg:x="10.62mm" svg:y="34.42mm">
            <draw:object draw:notify-on-update-of-ranges="'int-prog_complete-suite'.B2:'int-prog_complete-suite'.B6 'int-prog_complete-suite'.E1:'int-prog_complete-suite'.E1 'int-prog_complete-suite'.E2:'int-prog_complete-suite'.E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03.51mm" svg:y="29.32mm">
            <draw:object draw:notify-on-update-of-ranges="'int-prog_complete-suite'.B1:'int-prog_complete-suite'.B1 'int-prog_complete-suite'.B2:'int-prog_complete-suite'.B6 'int-prog_complete-suite'.K1:'int-prog_complete-suite'.K1 'int-prog_complete-suite'.K2:'int-prog_complete-suite'.K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wedding</text:p>
          </table:table-cell>
          <table:table-cell table:style-name="ce1" office:value-type="string" calcext:value-type="string">
            <text:p>n_people</text:p>
          </table:table-cell>
          <table:table-cell table:style-name="ce1" office:value-type="string" calcext:value-type="string">
            <text:p>n_tables</text:p>
          </table:table-cell>
          <table:table-cell table:style-name="ce1" office:value-type="string" calcext:value-type="string">
            <text:p>total_happiness</text:p>
          </table:table-cell>
          <table:table-cell table:style-name="ce1" office:value-type="string" calcext:value-type="string">
            <text:p>mean_happiness</text:p>
          </table:table-cell>
          <table:table-cell table:style-name="ce1" office:value-type="string" calcext:value-type="string">
            <text:p>median_happiness</text:p>
          </table:table-cell>
          <table:table-cell table:style-name="ce1" office:value-type="string" calcext:value-type="string">
            <text:p>min_happiness</text:p>
          </table:table-cell>
          <table:table-cell table:style-name="ce1" office:value-type="string" calcext:value-type="string">
            <text:p>max_happiness</text:p>
          </table:table-cell>
          <table:table-cell table:style-name="ce1" office:value-type="string" calcext:value-type="string">
            <text:p>n_lonely</text:p>
          </table:table-cell>
          <table:table-cell table:style-name="ce1" office:value-type="string" calcext:value-type="string">
            <text:p>seconds</text:p>
          </table:table-cell>
          <table:table-cell table:style-name="ce1" office:value-type="string" calcext:value-type="string">
            <text:p>Mean / duration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./weddings/complete-suite/complete_002_002_3301230336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9016402" calcext:value-type="float">
            <text:p>0.089016402</text:p>
          </table:table-cell>
          <table:table-cell table:formula="of:=[.E2]/[.J2]" office:value-type="float" office:value="11.2338847395787" calcext:value-type="float">
            <text:p>11.23388473957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complete-suite/complete_012_012_1059202890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1584" calcext:value-type="float">
            <text:p>1584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.012825638" calcext:value-type="float">
            <text:p>18.012825638</text:p>
          </table:table-cell>
          <table:table-cell table:formula="of:=[.E3]/[.J3]" office:value-type="float" office:value="0.610675982828275" calcext:value-type="float">
            <text:p>0.6106759828282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complete-suite/complete_010_010_3655977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.764302269" calcext:value-type="float">
            <text:p>4.764302269</text:p>
          </table:table-cell>
          <table:table-cell table:formula="of:=[.E4]/[.J4]" office:value-type="float" office:value="1.88904890828622" calcext:value-type="float">
            <text:p>1.889048908286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complete-suite/complete_014_014_3402026922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2548" calcext:value-type="float">
            <text:p>2548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0.715630522" calcext:value-type="float">
            <text:p>40.715630522</text:p>
          </table:table-cell>
          <table:table-cell table:formula="of:=[.E5]/[.J5]" office:value-type="float" office:value="0.319287699424811" calcext:value-type="float">
            <text:p>0.3192876994248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complete-suite/complete_007_007_1736249561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08368057" calcext:value-type="float">
            <text:p>0.608368057</text:p>
          </table:table-cell>
          <table:table-cell table:formula="of:=[.E6]/[.J6]" office:value-type="float" office:value="9.86245074994133" calcext:value-type="float">
            <text:p>9.86245074994133</text:p>
          </table:table-cell>
          <table:table-cell table:number-columns-repeated="1013"/>
        </table:table-row>
      </table:table>
      <table:table table:name="lahc-solve_tense-suite" table:style-name="ta1">
        <table:shapes>
          <draw:frame draw:z-index="0" draw:style-name="gr1" draw:text-style-name="P1" svg:width="159.99mm" svg:height="89.99mm" svg:x="8.27mm" svg:y="130.33mm">
            <draw:object draw:notify-on-update-of-ranges="'lahc-solve_tense-suite'.B2:'lahc-solve_tense-suite'.B26 'lahc-solve_tense-suite'.J1:'lahc-solve_tense-suite'.J1 'lahc-solve_tense-suite'.J2:'lahc-solve_tense-suite'.J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89.73mm" svg:y="126.17mm">
            <draw:object draw:notify-on-update-of-ranges="'lahc-solve_tense-suite'.B2:'lahc-solve_tense-suite'.B26 'lahc-solve_tense-suite'.K1:'lahc-solve_tense-suite'.K1 'lahc-solve_tense-suite'.K2:'lahc-solve_tense-suite'.K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wedding</text:p>
          </table:table-cell>
          <table:table-cell table:style-name="ce1" office:value-type="string" calcext:value-type="string">
            <text:p>n_people</text:p>
          </table:table-cell>
          <table:table-cell table:style-name="ce1" office:value-type="string" calcext:value-type="string">
            <text:p>n_tables</text:p>
          </table:table-cell>
          <table:table-cell table:style-name="ce1" office:value-type="string" calcext:value-type="string">
            <text:p>total_happiness</text:p>
          </table:table-cell>
          <table:table-cell table:style-name="ce1" office:value-type="string" calcext:value-type="string">
            <text:p>mean_happiness</text:p>
          </table:table-cell>
          <table:table-cell table:style-name="ce1" office:value-type="string" calcext:value-type="string">
            <text:p>median_happiness</text:p>
          </table:table-cell>
          <table:table-cell table:style-name="ce1" office:value-type="string" calcext:value-type="string">
            <text:p>min_happiness</text:p>
          </table:table-cell>
          <table:table-cell table:style-name="ce1" office:value-type="string" calcext:value-type="string">
            <text:p>max_happiness</text:p>
          </table:table-cell>
          <table:table-cell table:style-name="ce1" office:value-type="string" calcext:value-type="string">
            <text:p>n_lonely</text:p>
          </table:table-cell>
          <table:table-cell table:style-name="ce1" office:value-type="string" calcext:value-type="string">
            <text:p>seconds</text:p>
          </table:table-cell>
          <table:table-cell table:style-name="ce1" office:value-type="string" calcext:value-type="string">
            <text:p>log second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./weddings/tense-suite/tense_010_010_1304449095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6444" calcext:value-type="float">
            <text:p>16444</text:p>
          </table:table-cell>
          <table:table-cell office:value-type="float" office:value="164.44" calcext:value-type="float">
            <text:p>164.44</text:p>
          </table:table-cell>
          <table:table-cell office:value-type="float" office:value="240" calcext:value-type="float">
            <text:p>240</text:p>
          </table:table-cell>
          <table:table-cell office:value-type="float" office:value="-43" calcext:value-type="float">
            <text:p>-43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27.009492496" calcext:value-type="float">
            <text:p>27.009492496</text:p>
          </table:table-cell>
          <table:table-cell table:formula="of:=LOG([.J2])" office:value-type="float" office:value="1.43151642394097" calcext:value-type="float">
            <text:p>1.431516423940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2_012_3066074469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5028" calcext:value-type="float">
            <text:p>25028</text:p>
          </table:table-cell>
          <table:table-cell office:value-type="float" office:value="173.805555555556" calcext:value-type="float">
            <text:p>173.805555555556</text:p>
          </table:table-cell>
          <table:table-cell office:value-type="float" office:value="232" calcext:value-type="float">
            <text:p>232</text:p>
          </table:table-cell>
          <table:table-cell office:value-type="float" office:value="-67" calcext:value-type="float">
            <text:p>-67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40.781826148" calcext:value-type="float">
            <text:p>40.781826148</text:p>
          </table:table-cell>
          <table:table-cell table:formula="of:=LOG([.J3])" office:value-type="float" office:value="1.61046666892232" calcext:value-type="float">
            <text:p>1.610466668922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4_014_2346673056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38748" calcext:value-type="float">
            <text:p>38748</text:p>
          </table:table-cell>
          <table:table-cell office:value-type="float" office:value="197.69387755102" calcext:value-type="float">
            <text:p>197.69387755102</text:p>
          </table:table-cell>
          <table:table-cell office:value-type="float" office:value="186.5" calcext:value-type="float">
            <text:p>186.5</text:p>
          </table:table-cell>
          <table:table-cell office:value-type="float" office:value="-39" calcext:value-type="float">
            <text:p>-39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103.273345292" calcext:value-type="float">
            <text:p>103.273345292</text:p>
          </table:table-cell>
          <table:table-cell table:formula="of:=LOG([.J4])" office:value-type="float" office:value="2.01398824517551" calcext:value-type="float">
            <text:p>2.013988245175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4_014_446082377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38884" calcext:value-type="float">
            <text:p>38884</text:p>
          </table:table-cell>
          <table:table-cell office:value-type="float" office:value="198.387755102041" calcext:value-type="float">
            <text:p>198.387755102041</text:p>
          </table:table-cell>
          <table:table-cell office:value-type="float" office:value="160.5" calcext:value-type="float">
            <text:p>160.5</text:p>
          </table:table-cell>
          <table:table-cell office:value-type="float" office:value="-55" calcext:value-type="float">
            <text:p>-55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106.744202277" calcext:value-type="float">
            <text:p>106.744202277</text:p>
          </table:table-cell>
          <table:table-cell table:formula="of:=LOG([.J5])" office:value-type="float" office:value="2.02834429599229" calcext:value-type="float">
            <text:p>2.028344295992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02_002_2478887628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50" calcext:value-type="float">
            <text:p>-50</text:p>
          </table:table-cell>
          <table:table-cell office:value-type="float" office:value="-12.5" calcext:value-type="float">
            <text:p>-12.5</text:p>
          </table:table-cell>
          <table:table-cell office:value-type="float" office:value="20" calcext:value-type="float">
            <text:p>20</text:p>
          </table:table-cell>
          <table:table-cell office:value-type="float" office:value="-45" calcext:value-type="float">
            <text:p>-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002469807" calcext:value-type="float">
            <text:p>0.002469807</text:p>
          </table:table-cell>
          <table:table-cell table:formula="of:=LOG([.J6])" office:value-type="float" office:value="-2.60733698281721" calcext:value-type="float">
            <text:p>-2.607336982817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02_002_985261421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-19" calcext:value-type="float">
            <text:p>-19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.004123291" calcext:value-type="float">
            <text:p>0.004123291</text:p>
          </table:table-cell>
          <table:table-cell table:formula="of:=LOG([.J7])" office:value-type="float" office:value="-2.38475601391692" calcext:value-type="float">
            <text:p>-2.384756013916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02_002_806126838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002479844" calcext:value-type="float">
            <text:p>0.002479844</text:p>
          </table:table-cell>
          <table:table-cell table:formula="of:=LOG([.J8])" office:value-type="float" office:value="-2.60557563855689" calcext:value-type="float">
            <text:p>-2.605575638556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4_014_300255944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38722" calcext:value-type="float">
            <text:p>38722</text:p>
          </table:table-cell>
          <table:table-cell office:value-type="float" office:value="197.561224489796" calcext:value-type="float">
            <text:p>197.561224489796</text:p>
          </table:table-cell>
          <table:table-cell office:value-type="float" office:value="206" calcext:value-type="float">
            <text:p>206</text:p>
          </table:table-cell>
          <table:table-cell office:value-type="float" office:value="-20" calcext:value-type="float">
            <text:p>-2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94.827793867" calcext:value-type="float">
            <text:p>94.827793867</text:p>
          </table:table-cell>
          <table:table-cell table:formula="of:=LOG([.J9])" office:value-type="float" office:value="1.9769356469788" calcext:value-type="float">
            <text:p>1.97693564697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4_014_417563245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38828" calcext:value-type="float">
            <text:p>38828</text:p>
          </table:table-cell>
          <table:table-cell office:value-type="float" office:value="198.102040816327" calcext:value-type="float">
            <text:p>198.102040816327</text:p>
          </table:table-cell>
          <table:table-cell office:value-type="float" office:value="80" calcext:value-type="float">
            <text:p>80</text:p>
          </table:table-cell>
          <table:table-cell office:value-type="float" office:value="-27" calcext:value-type="float">
            <text:p>-27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103.055404678" calcext:value-type="float">
            <text:p>103.055404678</text:p>
          </table:table-cell>
          <table:table-cell table:formula="of:=LOG([.J10])" office:value-type="float" office:value="2.01307077302238" calcext:value-type="float">
            <text:p>2.013070773022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07_007_2207460694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5356" calcext:value-type="float">
            <text:p>5356</text:p>
          </table:table-cell>
          <table:table-cell office:value-type="float" office:value="109.30612244898" calcext:value-type="float">
            <text:p>109.30612244898</text:p>
          </table:table-cell>
          <table:table-cell office:value-type="float" office:value="139" calcext:value-type="float">
            <text:p>139</text:p>
          </table:table-cell>
          <table:table-cell office:value-type="float" office:value="-35" calcext:value-type="float">
            <text:p>-3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.699058002" calcext:value-type="float">
            <text:p>1.699058002</text:p>
          </table:table-cell>
          <table:table-cell table:formula="of:=LOG([.J11])" office:value-type="float" office:value="0.230208204954137" calcext:value-type="float">
            <text:p>0.2302082049541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02_002_2628202402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29.5" calcext:value-type="float">
            <text:p>29.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.001684582" calcext:value-type="float">
            <text:p>0.001684582</text:p>
          </table:table-cell>
          <table:table-cell table:formula="of:=LOG([.J12])" office:value-type="float" office:value="-2.77350784411844" calcext:value-type="float">
            <text:p>-2.773507844118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2_012_1254133203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4144" calcext:value-type="float">
            <text:p>24144</text:p>
          </table:table-cell>
          <table:table-cell office:value-type="float" office:value="167.666666666667" calcext:value-type="float">
            <text:p>167.666666666667</text:p>
          </table:table-cell>
          <table:table-cell office:value-type="float" office:value="234" calcext:value-type="float">
            <text:p>234</text:p>
          </table:table-cell>
          <table:table-cell office:value-type="float" office:value="-16" calcext:value-type="float">
            <text:p>-16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7.933684627" calcext:value-type="float">
            <text:p>37.933684627</text:p>
          </table:table-cell>
          <table:table-cell table:formula="of:=LOG([.J13])" office:value-type="float" office:value="1.57902502924258" calcext:value-type="float">
            <text:p>1.579025029242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2_012_2226427206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6214" calcext:value-type="float">
            <text:p>26214</text:p>
          </table:table-cell>
          <table:table-cell office:value-type="float" office:value="182.041666666667" calcext:value-type="float">
            <text:p>182.041666666667</text:p>
          </table:table-cell>
          <table:table-cell office:value-type="float" office:value="218.5" calcext:value-type="float">
            <text:p>218.5</text:p>
          </table:table-cell>
          <table:table-cell office:value-type="float" office:value="-41" calcext:value-type="float">
            <text:p>-41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7.91128507" calcext:value-type="float">
            <text:p>47.91128507</text:p>
          </table:table-cell>
          <table:table-cell table:formula="of:=LOG([.J14])" office:value-type="float" office:value="1.68043781960215" calcext:value-type="float">
            <text:p>1.680437819602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02_002_1719447147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02261056" calcext:value-type="float">
            <text:p>0.002261056</text:p>
          </table:table-cell>
          <table:table-cell table:formula="of:=LOG([.J15])" office:value-type="float" office:value="-2.64568868126817" calcext:value-type="float">
            <text:p>-2.645688681268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4_014_4262927949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38600" calcext:value-type="float">
            <text:p>38600</text:p>
          </table:table-cell>
          <table:table-cell office:value-type="float" office:value="196.938775510204" calcext:value-type="float">
            <text:p>196.938775510204</text:p>
          </table:table-cell>
          <table:table-cell office:value-type="float" office:value="421" calcext:value-type="float">
            <text:p>421</text:p>
          </table:table-cell>
          <table:table-cell office:value-type="float" office:value="-82" calcext:value-type="float">
            <text:p>-82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102.43570844" calcext:value-type="float">
            <text:p>102.43570844</text:p>
          </table:table-cell>
          <table:table-cell table:formula="of:=LOG([.J16])" office:value-type="float" office:value="2.01045137534239" calcext:value-type="float">
            <text:p>2.010451375342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07_007_2919377710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6388" calcext:value-type="float">
            <text:p>6388</text:p>
          </table:table-cell>
          <table:table-cell office:value-type="float" office:value="130.367346938776" calcext:value-type="float">
            <text:p>130.367346938776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.817691841" calcext:value-type="float">
            <text:p>2.817691841</text:p>
          </table:table-cell>
          <table:table-cell table:formula="of:=LOG([.J17])" office:value-type="float" office:value="0.449893494425826" calcext:value-type="float">
            <text:p>0.4498934944258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07_007_2428258926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5990" calcext:value-type="float">
            <text:p>5990</text:p>
          </table:table-cell>
          <table:table-cell office:value-type="float" office:value="122.244897959184" calcext:value-type="float">
            <text:p>122.244897959184</text:p>
          </table:table-cell>
          <table:table-cell office:value-type="float" office:value="143" calcext:value-type="float">
            <text:p>143</text:p>
          </table:table-cell>
          <table:table-cell office:value-type="float" office:value="-26" calcext:value-type="float">
            <text:p>-26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.738413376" calcext:value-type="float">
            <text:p>2.738413376</text:p>
          </table:table-cell>
          <table:table-cell table:formula="of:=LOG([.J18])" office:value-type="float" office:value="0.437499007481268" calcext:value-type="float">
            <text:p>0.4374990074812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0_010_770015497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7308" calcext:value-type="float">
            <text:p>17308</text:p>
          </table:table-cell>
          <table:table-cell office:value-type="float" office:value="173.08" calcext:value-type="float">
            <text:p>173.08</text:p>
          </table:table-cell>
          <table:table-cell office:value-type="float" office:value="187" calcext:value-type="float">
            <text:p>187</text:p>
          </table:table-cell>
          <table:table-cell office:value-type="float" office:value="-40" calcext:value-type="float">
            <text:p>-4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9.377996956" calcext:value-type="float">
            <text:p>19.377996956</text:p>
          </table:table-cell>
          <table:table-cell table:formula="of:=LOG([.J19])" office:value-type="float" office:value="1.28730888334866" calcext:value-type="float">
            <text:p>1.287308883348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0_010_296393913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6076" calcext:value-type="float">
            <text:p>16076</text:p>
          </table:table-cell>
          <table:table-cell office:value-type="float" office:value="160.76" calcext:value-type="float">
            <text:p>160.76</text:p>
          </table:table-cell>
          <table:table-cell office:value-type="float" office:value="53.5" calcext:value-type="float">
            <text:p>53.5</text:p>
          </table:table-cell>
          <table:table-cell office:value-type="float" office:value="-18" calcext:value-type="float">
            <text:p>-18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22.565720379" calcext:value-type="float">
            <text:p>22.565720379</text:p>
          </table:table-cell>
          <table:table-cell table:formula="of:=LOG([.J20])" office:value-type="float" office:value="1.35344920232019" calcext:value-type="float">
            <text:p>1.353449202320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0_010_1079984031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6746" calcext:value-type="float">
            <text:p>16746</text:p>
          </table:table-cell>
          <table:table-cell office:value-type="float" office:value="167.46" calcext:value-type="float">
            <text:p>167.46</text:p>
          </table:table-cell>
          <table:table-cell office:value-type="float" office:value="239" calcext:value-type="float">
            <text:p>239</text:p>
          </table:table-cell>
          <table:table-cell office:value-type="float" office:value="-41" calcext:value-type="float">
            <text:p>-41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21.161260762" calcext:value-type="float">
            <text:p>21.161260762</text:p>
          </table:table-cell>
          <table:table-cell table:formula="of:=LOG([.J21])" office:value-type="float" office:value="1.32554153886732" calcext:value-type="float">
            <text:p>1.325541538867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2_012_1342186993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6566" calcext:value-type="float">
            <text:p>26566</text:p>
          </table:table-cell>
          <table:table-cell office:value-type="float" office:value="184.486111111111" calcext:value-type="float">
            <text:p>184.486111111111</text:p>
          </table:table-cell>
          <table:table-cell office:value-type="float" office:value="108.5" calcext:value-type="float">
            <text:p>108.5</text:p>
          </table:table-cell>
          <table:table-cell office:value-type="float" office:value="-80" calcext:value-type="float">
            <text:p>-80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53.142385967" calcext:value-type="float">
            <text:p>53.142385967</text:p>
          </table:table-cell>
          <table:table-cell table:formula="of:=LOG([.J22])" office:value-type="float" office:value="1.72544104930346" calcext:value-type="float">
            <text:p>1.725441049303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2_012_1699411975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6334" calcext:value-type="float">
            <text:p>26334</text:p>
          </table:table-cell>
          <table:table-cell office:value-type="float" office:value="182.875" calcext:value-type="float">
            <text:p>182.875</text:p>
          </table:table-cell>
          <table:table-cell office:value-type="float" office:value="175" calcext:value-type="float">
            <text:p>175</text:p>
          </table:table-cell>
          <table:table-cell office:value-type="float" office:value="-84" calcext:value-type="float">
            <text:p>-84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40.62479521" calcext:value-type="float">
            <text:p>40.62479521</text:p>
          </table:table-cell>
          <table:table-cell table:formula="of:=LOG([.J23])" office:value-type="float" office:value="1.60879118470961" calcext:value-type="float">
            <text:p>1.608791184709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07_007_770157778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6210" calcext:value-type="float">
            <text:p>6210</text:p>
          </table:table-cell>
          <table:table-cell office:value-type="float" office:value="126.734693877551" calcext:value-type="float">
            <text:p>126.734693877551</text:p>
          </table:table-cell>
          <table:table-cell office:value-type="float" office:value="127.5" calcext:value-type="float">
            <text:p>127.5</text:p>
          </table:table-cell>
          <table:table-cell office:value-type="float" office:value="-12" calcext:value-type="float">
            <text:p>-12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.432229654" calcext:value-type="float">
            <text:p>2.432229654</text:p>
          </table:table-cell>
          <table:table-cell table:formula="of:=LOG([.J24])" office:value-type="float" office:value="0.386004579135292" calcext:value-type="float">
            <text:p>0.3860045791352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07_007_971029277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5704" calcext:value-type="float">
            <text:p>5704</text:p>
          </table:table-cell>
          <table:table-cell office:value-type="float" office:value="116.408163265306" calcext:value-type="float">
            <text:p>116.408163265306</text:p>
          </table:table-cell>
          <table:table-cell office:value-type="float" office:value="100.5" calcext:value-type="float">
            <text:p>100.5</text:p>
          </table:table-cell>
          <table:table-cell office:value-type="float" office:value="-29" calcext:value-type="float">
            <text:p>-29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.964911796" calcext:value-type="float">
            <text:p>1.964911796</text:p>
          </table:table-cell>
          <table:table-cell table:formula="of:=LOG([.J25])" office:value-type="float" office:value="0.293343059866535" calcext:value-type="float">
            <text:p>0.2933430598665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0_010_749738786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704" calcext:value-type="float">
            <text:p>15704</text:p>
          </table:table-cell>
          <table:table-cell office:value-type="float" office:value="157.04" calcext:value-type="float">
            <text:p>157.04</text:p>
          </table:table-cell>
          <table:table-cell office:value-type="float" office:value="268" calcext:value-type="float">
            <text:p>268</text:p>
          </table:table-cell>
          <table:table-cell office:value-type="float" office:value="-60" calcext:value-type="float">
            <text:p>-60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20.486967027" calcext:value-type="float">
            <text:p>20.486967027</text:p>
          </table:table-cell>
          <table:table-cell table:formula="of:=LOG([.J26])" office:value-type="float" office:value="1.31147766845806" calcext:value-type="float">
            <text:p>1.31147766845806</text:p>
          </table:table-cell>
          <table:table-cell table:number-columns-repeated="1013"/>
        </table:table-row>
      </table:table>
      <table:table table:name="hill-solve_complete-suite" table:style-name="ta1"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wedding</text:p>
          </table:table-cell>
          <table:table-cell table:style-name="ce1" office:value-type="string" calcext:value-type="string">
            <text:p>n_people</text:p>
          </table:table-cell>
          <table:table-cell table:style-name="ce1" office:value-type="string" calcext:value-type="string">
            <text:p>n_tables</text:p>
          </table:table-cell>
          <table:table-cell table:style-name="ce1" office:value-type="string" calcext:value-type="string">
            <text:p>total_happiness</text:p>
          </table:table-cell>
          <table:table-cell table:style-name="ce1" office:value-type="string" calcext:value-type="string">
            <text:p>mean_happiness</text:p>
          </table:table-cell>
          <table:table-cell table:style-name="ce1" office:value-type="string" calcext:value-type="string">
            <text:p>median_happiness</text:p>
          </table:table-cell>
          <table:table-cell table:style-name="ce1" office:value-type="string" calcext:value-type="string">
            <text:p>min_happiness</text:p>
          </table:table-cell>
          <table:table-cell table:style-name="ce1" office:value-type="string" calcext:value-type="string">
            <text:p>max_happiness</text:p>
          </table:table-cell>
          <table:table-cell table:style-name="ce1" office:value-type="string" calcext:value-type="string">
            <text:p>n_lonely</text:p>
          </table:table-cell>
          <table:table-cell table:style-name="ce1" office:value-type="string" calcext:value-type="string">
            <text:p>second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./weddings/complete-suite/complete_002_002_3301230336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1040429" calcext:value-type="float">
            <text:p>0.0010404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mplete-suite/complete_012_012_1059202890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1.01388888888889" calcext:value-type="float">
            <text:p>1.0138888888888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.043308172" calcext:value-type="float">
            <text:p>0.0433081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mplete-suite/complete_010_010_3655977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028402356" calcext:value-type="float">
            <text:p>0.0284023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mplete-suite/complete_014_014_3402026922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0.061503737" calcext:value-type="float">
            <text:p>0.0615037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mplete-suite/complete_007_007_1736249561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0.693877551020408" calcext:value-type="float">
            <text:p>0.69387755102040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13466287" calcext:value-type="float">
            <text:p>0.013466287</text:p>
          </table:table-cell>
          <table:table-cell table:number-columns-repeated="1014"/>
        </table:table-row>
      </table:table>
      <table:table table:name="lahc-solve_rand-sui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wedding</text:p>
          </table:table-cell>
          <table:table-cell table:style-name="ce1" office:value-type="string" calcext:value-type="string">
            <text:p>n_people</text:p>
          </table:table-cell>
          <table:table-cell table:style-name="ce1" office:value-type="string" calcext:value-type="string">
            <text:p>n_tables</text:p>
          </table:table-cell>
          <table:table-cell table:style-name="ce1" office:value-type="string" calcext:value-type="string">
            <text:p>total_happiness</text:p>
          </table:table-cell>
          <table:table-cell table:style-name="ce1" office:value-type="string" calcext:value-type="string">
            <text:p>mean_happiness</text:p>
          </table:table-cell>
          <table:table-cell table:style-name="ce1" office:value-type="string" calcext:value-type="string">
            <text:p>median_happiness</text:p>
          </table:table-cell>
          <table:table-cell table:style-name="ce1" office:value-type="string" calcext:value-type="string">
            <text:p>min_happiness</text:p>
          </table:table-cell>
          <table:table-cell table:style-name="ce1" office:value-type="string" calcext:value-type="string">
            <text:p>max_happiness</text:p>
          </table:table-cell>
          <table:table-cell table:style-name="ce1" office:value-type="string" calcext:value-type="string">
            <text:p>n_lonely</text:p>
          </table:table-cell>
          <table:table-cell table:style-name="ce1" office:value-type="string" calcext:value-type="string">
            <text:p>second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./weddings/rand-suite/rand_012_012_2766749911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26" calcext:value-type="float">
            <text:p>226</text:p>
          </table:table-cell>
          <table:table-cell office:value-type="float" office:value="1.56944444444444" calcext:value-type="float">
            <text:p>1.569444444444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1.685333267" calcext:value-type="float">
            <text:p>21.685333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4_014_1280974218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272" calcext:value-type="float">
            <text:p>272</text:p>
          </table:table-cell>
          <table:table-cell office:value-type="float" office:value="1.38775510204082" calcext:value-type="float">
            <text:p>1.3877551020408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0.930180075" calcext:value-type="float">
            <text:p>40.9301800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7_007_1969135397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124478997" calcext:value-type="float">
            <text:p>1.1244789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2_002_272785253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882172" calcext:value-type="float">
            <text:p>0.0018821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2_012_1140981662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34" calcext:value-type="float">
            <text:p>234</text:p>
          </table:table-cell>
          <table:table-cell office:value-type="float" office:value="1.625" calcext:value-type="float">
            <text:p>1.6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6.527904337" calcext:value-type="float">
            <text:p>26.5279043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2_002_3751925263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504506" calcext:value-type="float">
            <text:p>0.0025045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2_002_416121282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930732" calcext:value-type="float">
            <text:p>0.0029307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0_010_3044039798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.440877363" calcext:value-type="float">
            <text:p>9.4408773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2_012_1069964518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office:value-type="float" office:value="1.63888888888889" calcext:value-type="float">
            <text:p>1.6388888888888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0.712933666" calcext:value-type="float">
            <text:p>30.7129336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7_007_2672932380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1.6734693877551" calcext:value-type="float">
            <text:p>1.6734693877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347774372" calcext:value-type="float">
            <text:p>1.3477743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7_007_1389719468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083196579" calcext:value-type="float">
            <text:p>2.0831965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0_010_969865838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1.62" calcext:value-type="float">
            <text:p>1.62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.842760816" calcext:value-type="float">
            <text:p>14.8427608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2_002_1044788941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518473" calcext:value-type="float">
            <text:p>0.0025184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4_014_575067886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280" calcext:value-type="float">
            <text:p>280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44.415910969" calcext:value-type="float">
            <text:p>44.4159109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2_012_4006104047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1.52777777777778" calcext:value-type="float">
            <text:p>1.52777777777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.39778071" calcext:value-type="float">
            <text:p>21.397780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2_002_2330628862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024156" calcext:value-type="float">
            <text:p>0.0020241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0_010_1722147288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1.74" calcext:value-type="float">
            <text:p>1.74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.729855512" calcext:value-type="float">
            <text:p>10.7298555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2_012_747681965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22" calcext:value-type="float">
            <text:p>222</text:p>
          </table:table-cell>
          <table:table-cell office:value-type="float" office:value="1.54166666666667" calcext:value-type="float">
            <text:p>1.541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7.687088111" calcext:value-type="float">
            <text:p>17.6870881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4_014_2448432178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274" calcext:value-type="float">
            <text:p>274</text:p>
          </table:table-cell>
          <table:table-cell office:value-type="float" office:value="1.39795918367347" calcext:value-type="float">
            <text:p>1.3979591836734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7.731660844" calcext:value-type="float">
            <text:p>37.7316608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7_007_2292213264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094044853" calcext:value-type="float">
            <text:p>1.0940448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4_014_1121343129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288" calcext:value-type="float">
            <text:p>288</text:p>
          </table:table-cell>
          <table:table-cell office:value-type="float" office:value="1.46938775510204" calcext:value-type="float">
            <text:p>1.469387755102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9.579874326" calcext:value-type="float">
            <text:p>39.5798743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4_014_1287273773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270" calcext:value-type="float">
            <text:p>270</text:p>
          </table:table-cell>
          <table:table-cell office:value-type="float" office:value="1.37755102040816" calcext:value-type="float">
            <text:p>1.3775510204081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5.941979693" calcext:value-type="float">
            <text:p>35.9419796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7_007_2734156048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.79591836734694" calcext:value-type="float">
            <text:p>1.795918367346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531174947" calcext:value-type="float">
            <text:p>1.5311749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0_010_1135441985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1.62" calcext:value-type="float">
            <text:p>1.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9.045371874" calcext:value-type="float">
            <text:p>9.0453718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0_010_212647437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.237269785" calcext:value-type="float">
            <text:p>6.237269785</text:p>
          </table:table-cell>
          <table:table-cell table:number-columns-repeated="1014"/>
        </table:table-row>
      </table:table>
      <table:table table:name="hill-solve_const-table-size" table:style-name="ta1">
        <table:table-column table:style-name="co1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wedding</text:p>
          </table:table-cell>
          <table:table-cell table:style-name="ce1" office:value-type="string" calcext:value-type="string">
            <text:p>n_people</text:p>
          </table:table-cell>
          <table:table-cell table:style-name="ce1" office:value-type="string" calcext:value-type="string">
            <text:p>n_tables</text:p>
          </table:table-cell>
          <table:table-cell table:style-name="ce1" office:value-type="string" calcext:value-type="string">
            <text:p>total_happiness</text:p>
          </table:table-cell>
          <table:table-cell table:style-name="ce1" office:value-type="string" calcext:value-type="string">
            <text:p>mean_happiness</text:p>
          </table:table-cell>
          <table:table-cell table:style-name="ce1" office:value-type="string" calcext:value-type="string">
            <text:p>median_happiness</text:p>
          </table:table-cell>
          <table:table-cell table:style-name="ce1" office:value-type="string" calcext:value-type="string">
            <text:p>min_happiness</text:p>
          </table:table-cell>
          <table:table-cell table:style-name="ce1" office:value-type="string" calcext:value-type="string">
            <text:p>max_happiness</text:p>
          </table:table-cell>
          <table:table-cell table:style-name="ce1" office:value-type="string" calcext:value-type="string">
            <text:p>n_lonely</text:p>
          </table:table-cell>
          <table:table-cell table:style-name="ce1" office:value-type="string" calcext:value-type="string">
            <text:p>second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./weddings/const-table-size/complete_005_010_2532664516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46666229" calcext:value-type="float">
            <text:p>0.0466662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50_010_1452613165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0.164" calcext:value-type="float">
            <text:p>0.16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0.168446243" calcext:value-type="float">
            <text:p>0.168446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100_010_1209295285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office:value-type="float" office:value="0.322298485" calcext:value-type="float">
            <text:p>0.3222984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005_010_1788620465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56" calcext:value-type="float">
            <text:p>0.5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013408453" calcext:value-type="float">
            <text:p>0.0134084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50_010_3256633713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0.136534154" calcext:value-type="float">
            <text:p>0.136534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100_010_776938435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25" calcext:value-type="float">
            <text:p>925</text:p>
          </table:table-cell>
          <table:table-cell office:value-type="float" office:value="0.317981166" calcext:value-type="float">
            <text:p>0.3179811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050_010_1581392888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 office:value-type="float" office:value="0.137654577" calcext:value-type="float">
            <text:p>0.1376545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10_010_1272010687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0.034564289" calcext:value-type="float">
            <text:p>0.034564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100_010_2732797290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0.328871327" calcext:value-type="float">
            <text:p>0.3288713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10_010_226571287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027709028" calcext:value-type="float">
            <text:p>0.0277090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50_010_3628511952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0.151176661" calcext:value-type="float">
            <text:p>0.1511766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10_010_242692762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031826572" calcext:value-type="float">
            <text:p>0.0318265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10_010_3324494654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22" calcext:value-type="float">
            <text:p>0.2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0.036374725" calcext:value-type="float">
            <text:p>0.0363747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05_010_1424902277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64" calcext:value-type="float">
            <text:p>0.6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018991787" calcext:value-type="float">
            <text:p>0.0189917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05_010_864510526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022723987" calcext:value-type="float">
            <text:p>0.0227239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10_010_2324221034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0.035666819" calcext:value-type="float">
            <text:p>0.0356668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10_010_2520268306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0.059398376" calcext:value-type="float">
            <text:p>0.0593983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050_010_3857097352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0.140767935" calcext:value-type="float">
            <text:p>0.1407679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100_010_2232333794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0.072" calcext:value-type="float">
            <text:p>0.07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  <table:table-cell office:value-type="float" office:value="0.319470772" calcext:value-type="float">
            <text:p>0.3194707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005_010_2198978170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018128981" calcext:value-type="float">
            <text:p>0.0181289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05_010_1208810561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1.56" calcext:value-type="float">
            <text:p>1.56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1671595" calcext:value-type="float">
            <text:p>0.0216715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10_010_156519695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.044434027" calcext:value-type="float">
            <text:p>0.0444340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100_010_2358272147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0.320128899" calcext:value-type="float">
            <text:p>0.3201288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050_010_3060848226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0.144475986" calcext:value-type="float">
            <text:p>0.1444759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100_010_3886734900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0.317312702" calcext:value-type="float">
            <text:p>0.3173127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100_010_3132453735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0.088" calcext:value-type="float">
            <text:p>0.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2" calcext:value-type="float">
            <text:p>912</text:p>
          </table:table-cell>
          <table:table-cell office:value-type="float" office:value="0.314675845" calcext:value-type="float">
            <text:p>0.3146758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50_010_3191890515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0.168" calcext:value-type="float">
            <text:p>0.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office:value-type="float" office:value="0.179210863" calcext:value-type="float">
            <text:p>0.1792108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100_010_4071785302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4" calcext:value-type="float">
            <text:p>974</text:p>
          </table:table-cell>
          <table:table-cell office:value-type="float" office:value="0.317152932" calcext:value-type="float">
            <text:p>0.3171529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05_010_2859265846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2085337" calcext:value-type="float">
            <text:p>0.020853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50_010_1315326564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  <table:table-cell office:value-type="float" office:value="0.141839551" calcext:value-type="float">
            <text:p>0.1418395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005_010_2206409943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027284825" calcext:value-type="float">
            <text:p>0.0272848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50_010_3829301183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5" calcext:value-type="float">
            <text:p>475</text:p>
          </table:table-cell>
          <table:table-cell office:value-type="float" office:value="0.153396224" calcext:value-type="float">
            <text:p>0.1533962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100_010_2454174752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0.068" calcext:value-type="float">
            <text:p>0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2" calcext:value-type="float">
            <text:p>932</text:p>
          </table:table-cell>
          <table:table-cell office:value-type="float" office:value="0.342176746" calcext:value-type="float">
            <text:p>0.3421767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100_010_3517118300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0.315832087" calcext:value-type="float">
            <text:p>0.3158320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05_010_1478061683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.48" calcext:value-type="float">
            <text:p>1.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24766746" calcext:value-type="float">
            <text:p>0.0247667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100_010_4099971635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39" calcext:value-type="float">
            <text:p>939</text:p>
          </table:table-cell>
          <table:table-cell office:value-type="float" office:value="0.316737596" calcext:value-type="float">
            <text:p>0.3167375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100_010_4266160803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0.316886414" calcext:value-type="float">
            <text:p>0.3168864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50_010_1228326960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 office:value-type="float" office:value="0.149177912" calcext:value-type="float">
            <text:p>0.1491779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50_010_732720034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0.156" calcext:value-type="float">
            <text:p>0.15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5" calcext:value-type="float">
            <text:p>425</text:p>
          </table:table-cell>
          <table:table-cell office:value-type="float" office:value="0.199698684" calcext:value-type="float">
            <text:p>0.1996986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050_010_2493680105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5" calcext:value-type="float">
            <text:p>485</text:p>
          </table:table-cell>
          <table:table-cell office:value-type="float" office:value="0.143957716" calcext:value-type="float">
            <text:p>0.143957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05_010_1585771993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1.64" calcext:value-type="float">
            <text:p>1.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18711554" calcext:value-type="float">
            <text:p>0.0187115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05_010_1655734923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88" calcext:value-type="float">
            <text:p>0.8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019928242" calcext:value-type="float">
            <text:p>0.0199282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50_010_463225202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0.164" calcext:value-type="float">
            <text:p>0.16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0.203970633" calcext:value-type="float">
            <text:p>0.2039706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100_010_3791136267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1" calcext:value-type="float">
            <text:p>981</text:p>
          </table:table-cell>
          <table:table-cell office:value-type="float" office:value="0.324196543" calcext:value-type="float">
            <text:p>0.3241965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10_010_2123490209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.049911146" calcext:value-type="float">
            <text:p>0.0499111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10_010_1992472784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.058160929" calcext:value-type="float">
            <text:p>0.0581609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100_010_1140625857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4" calcext:value-type="float">
            <text:p>974</text:p>
          </table:table-cell>
          <table:table-cell office:value-type="float" office:value="0.320671119" calcext:value-type="float">
            <text:p>0.3206711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50_010_2782541717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0.162007217" calcext:value-type="float">
            <text:p>0.1620072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005_010_208330458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023203746" calcext:value-type="float">
            <text:p>0.0232037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05_010_3127633114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029837254" calcext:value-type="float">
            <text:p>0.0298372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05_010_3098097788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28930896" calcext:value-type="float">
            <text:p>0.0289308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050_010_1280703894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 office:value-type="float" office:value="0.152547198" calcext:value-type="float">
            <text:p>0.1525471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005_010_3394858364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1642624" calcext:value-type="float">
            <text:p>0.016426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100_010_1437900625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032" calcext:value-type="float">
            <text:p>0.03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8" calcext:value-type="float">
            <text:p>968</text:p>
          </table:table-cell>
          <table:table-cell office:value-type="float" office:value="0.330994066" calcext:value-type="float">
            <text:p>0.3309940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10_010_945003965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.031208504" calcext:value-type="float">
            <text:p>0.031208504</text:p>
          </table:table-cell>
          <table:table-cell table:number-columns-repeated="1014"/>
        </table:table-row>
      </table:table>
      <table:table table:name="lahc-solve_complete-suite" table:style-name="ta1"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wedding</text:p>
          </table:table-cell>
          <table:table-cell table:style-name="ce1" office:value-type="string" calcext:value-type="string">
            <text:p>n_people</text:p>
          </table:table-cell>
          <table:table-cell table:style-name="ce1" office:value-type="string" calcext:value-type="string">
            <text:p>n_tables</text:p>
          </table:table-cell>
          <table:table-cell table:style-name="ce1" office:value-type="string" calcext:value-type="string">
            <text:p>total_happiness</text:p>
          </table:table-cell>
          <table:table-cell table:style-name="ce1" office:value-type="string" calcext:value-type="string">
            <text:p>mean_happiness</text:p>
          </table:table-cell>
          <table:table-cell table:style-name="ce1" office:value-type="string" calcext:value-type="string">
            <text:p>median_happiness</text:p>
          </table:table-cell>
          <table:table-cell table:style-name="ce1" office:value-type="string" calcext:value-type="string">
            <text:p>min_happiness</text:p>
          </table:table-cell>
          <table:table-cell table:style-name="ce1" office:value-type="string" calcext:value-type="string">
            <text:p>max_happiness</text:p>
          </table:table-cell>
          <table:table-cell table:style-name="ce1" office:value-type="string" calcext:value-type="string">
            <text:p>n_lonely</text:p>
          </table:table-cell>
          <table:table-cell table:style-name="ce1" office:value-type="string" calcext:value-type="string">
            <text:p>second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./weddings/complete-suite/complete_002_002_3301230336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028061" calcext:value-type="float">
            <text:p>0.0020280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mplete-suite/complete_012_012_1059202890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938" calcext:value-type="float">
            <text:p>938</text:p>
          </table:table-cell>
          <table:table-cell office:value-type="float" office:value="6.51388888888889" calcext:value-type="float">
            <text:p>6.5138888888888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0.303398383" calcext:value-type="float">
            <text:p>40.3033983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mplete-suite/complete_010_010_3655977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78" calcext:value-type="float">
            <text:p>578</text:p>
          </table:table-cell>
          <table:table-cell office:value-type="float" office:value="5.78" calcext:value-type="float">
            <text:p>5.78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.995987313" calcext:value-type="float">
            <text:p>18.9959873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mplete-suite/complete_014_014_3402026922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1446" calcext:value-type="float">
            <text:p>1446</text:p>
          </table:table-cell>
          <table:table-cell office:value-type="float" office:value="7.37755102040816" calcext:value-type="float">
            <text:p>7.377551020408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03.247123577" calcext:value-type="float">
            <text:p>103.2471235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mplete-suite/complete_007_007_1736249561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90" calcext:value-type="float">
            <text:p>190</text:p>
          </table:table-cell>
          <table:table-cell office:value-type="float" office:value="3.87755102040816" calcext:value-type="float">
            <text:p>3.87755102040816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179954434" calcext:value-type="float">
            <text:p>1.179954434</text:p>
          </table:table-cell>
          <table:table-cell table:number-columns-repeated="1014"/>
        </table:table-row>
      </table:table>
      <table:table table:name="hill-solve_tense-suite" table:style-name="ta1">
        <table:table-column table:style-name="co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wedding</text:p>
          </table:table-cell>
          <table:table-cell table:style-name="ce1" office:value-type="string" calcext:value-type="string">
            <text:p>n_people</text:p>
          </table:table-cell>
          <table:table-cell table:style-name="ce1" office:value-type="string" calcext:value-type="string">
            <text:p>n_tables</text:p>
          </table:table-cell>
          <table:table-cell table:style-name="ce1" office:value-type="string" calcext:value-type="string">
            <text:p>total_happiness</text:p>
          </table:table-cell>
          <table:table-cell table:style-name="ce1" office:value-type="string" calcext:value-type="string">
            <text:p>mean_happiness</text:p>
          </table:table-cell>
          <table:table-cell table:style-name="ce1" office:value-type="string" calcext:value-type="string">
            <text:p>median_happiness</text:p>
          </table:table-cell>
          <table:table-cell table:style-name="ce1" office:value-type="string" calcext:value-type="string">
            <text:p>min_happiness</text:p>
          </table:table-cell>
          <table:table-cell table:style-name="ce1" office:value-type="string" calcext:value-type="string">
            <text:p>max_happiness</text:p>
          </table:table-cell>
          <table:table-cell table:style-name="ce1" office:value-type="string" calcext:value-type="string">
            <text:p>n_lonely</text:p>
          </table:table-cell>
          <table:table-cell table:style-name="ce1" office:value-type="string" calcext:value-type="string">
            <text:p>second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./weddings/tense-suite/tense_010_010_1304449095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494" calcext:value-type="float">
            <text:p>1494</text:p>
          </table:table-cell>
          <table:table-cell office:value-type="float" office:value="14.94" calcext:value-type="float">
            <text:p>14.94</text:p>
          </table:table-cell>
          <table:table-cell office:value-type="float" office:value="26" calcext:value-type="float">
            <text:p>26</text:p>
          </table:table-cell>
          <table:table-cell office:value-type="float" office:value="-171" calcext:value-type="float">
            <text:p>-17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0.052811434" calcext:value-type="float">
            <text:p>0.0528114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2_012_3066074469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-732" calcext:value-type="float">
            <text:p>-732</text:p>
          </table:table-cell>
          <table:table-cell office:value-type="float" office:value="-5.08333333333333" calcext:value-type="float">
            <text:p>-5.08333333333333</text:p>
          </table:table-cell>
          <table:table-cell office:value-type="float" office:value="93.5" calcext:value-type="float">
            <text:p>93.5</text:p>
          </table:table-cell>
          <table:table-cell office:value-type="float" office:value="-244" calcext:value-type="float">
            <text:p>-244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04624193" calcext:value-type="float">
            <text:p>0.046241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4_014_2346673056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-1590" calcext:value-type="float">
            <text:p>-1590</text:p>
          </table:table-cell>
          <table:table-cell office:value-type="float" office:value="-8.11224489795918" calcext:value-type="float">
            <text:p>-8.11224489795918</text:p>
          </table:table-cell>
          <table:table-cell office:value-type="float" office:value="-70.5" calcext:value-type="float">
            <text:p>-70.5</text:p>
          </table:table-cell>
          <table:table-cell office:value-type="float" office:value="-329" calcext:value-type="float">
            <text:p>-329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0.060598053" calcext:value-type="float">
            <text:p>0.0605980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4_014_446082377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-1096" calcext:value-type="float">
            <text:p>-1096</text:p>
          </table:table-cell>
          <table:table-cell office:value-type="float" office:value="-5.59183673469388" calcext:value-type="float">
            <text:p>-5.59183673469388</text:p>
          </table:table-cell>
          <table:table-cell office:value-type="float" office:value="-53.5" calcext:value-type="float">
            <text:p>-53.5</text:p>
          </table:table-cell>
          <table:table-cell office:value-type="float" office:value="-265" calcext:value-type="float">
            <text:p>-265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0.050927723" calcext:value-type="float">
            <text:p>0.0509277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02_002_2478887628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66" calcext:value-type="float">
            <text:p>-166</text:p>
          </table:table-cell>
          <table:table-cell office:value-type="float" office:value="-41.5" calcext:value-type="float">
            <text:p>-41.5</text:p>
          </table:table-cell>
          <table:table-cell office:value-type="float" office:value="-33" calcext:value-type="float">
            <text:p>-33</text:p>
          </table:table-cell>
          <table:table-cell office:value-type="float" office:value="-50" calcext:value-type="float">
            <text:p>-50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0.000955415" calcext:value-type="float">
            <text:p>0.0009554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02_002_985261421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70" calcext:value-type="float">
            <text:p>-70</text:p>
          </table:table-cell>
          <table:table-cell office:value-type="float" office:value="-17.5" calcext:value-type="float">
            <text:p>-17.5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1195424" calcext:value-type="float">
            <text:p>0.0011954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02_002_806126838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62" calcext:value-type="float">
            <text:p>-62</text:p>
          </table:table-cell>
          <table:table-cell office:value-type="float" office:value="-15.5" calcext:value-type="float">
            <text:p>-15.5</text:p>
          </table:table-cell>
          <table:table-cell office:value-type="float" office:value="34" calcext:value-type="float">
            <text:p>34</text:p>
          </table:table-cell>
          <table:table-cell office:value-type="float" office:value="-65" calcext:value-type="float">
            <text:p>-6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001473646" calcext:value-type="float">
            <text:p>0.0014736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4_014_300255944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-938" calcext:value-type="float">
            <text:p>-938</text:p>
          </table:table-cell>
          <table:table-cell office:value-type="float" office:value="-4.78571428571429" calcext:value-type="float">
            <text:p>-4.78571428571429</text:p>
          </table:table-cell>
          <table:table-cell office:value-type="float" office:value="-106" calcext:value-type="float">
            <text:p>-106</text:p>
          </table:table-cell>
          <table:table-cell office:value-type="float" office:value="-339" calcext:value-type="float">
            <text:p>-339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0.058680842" calcext:value-type="float">
            <text:p>0.0586808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4_014_417563245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-884" calcext:value-type="float">
            <text:p>-884</text:p>
          </table:table-cell>
          <table:table-cell office:value-type="float" office:value="-4.51020408163265" calcext:value-type="float">
            <text:p>-4.51020408163265</text:p>
          </table:table-cell>
          <table:table-cell office:value-type="float" office:value="-27" calcext:value-type="float">
            <text:p>-27</text:p>
          </table:table-cell>
          <table:table-cell office:value-type="float" office:value="-331" calcext:value-type="float">
            <text:p>-331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0.056998151" calcext:value-type="float">
            <text:p>0.0569981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07_007_2207460694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68" calcext:value-type="float">
            <text:p>368</text:p>
          </table:table-cell>
          <table:table-cell office:value-type="float" office:value="7.51020408163265" calcext:value-type="float">
            <text:p>7.51020408163265</text:p>
          </table:table-cell>
          <table:table-cell office:value-type="float" office:value="-52.5" calcext:value-type="float">
            <text:p>-52.5</text:p>
          </table:table-cell>
          <table:table-cell office:value-type="float" office:value="-145" calcext:value-type="float">
            <text:p>-14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0.010109997" calcext:value-type="float">
            <text:p>0.0101099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02_002_2628202402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84" calcext:value-type="float">
            <text:p>-84</text:p>
          </table:table-cell>
          <table:table-cell office:value-type="float" office:value="-21" calcext:value-type="float">
            <text:p>-21</text:p>
          </table:table-cell>
          <table:table-cell table:number-columns-repeated="2"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0.001454242" calcext:value-type="float">
            <text:p>0.0014542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2_012_1254133203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820" calcext:value-type="float">
            <text:p>820</text:p>
          </table:table-cell>
          <table:table-cell office:value-type="float" office:value="5.69444444444444" calcext:value-type="float">
            <text:p>5.69444444444444</text:p>
          </table:table-cell>
          <table:table-cell office:value-type="float" office:value="-3.5" calcext:value-type="float">
            <text:p>-3.5</text:p>
          </table:table-cell>
          <table:table-cell office:value-type="float" office:value="-270" calcext:value-type="float">
            <text:p>-27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0.048041788" calcext:value-type="float">
            <text:p>0.0480417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2_012_2226427206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-650" calcext:value-type="float">
            <text:p>-650</text:p>
          </table:table-cell>
          <table:table-cell office:value-type="float" office:value="-4.51388888888889" calcext:value-type="float">
            <text:p>-4.51388888888889</text:p>
          </table:table-cell>
          <table:table-cell office:value-type="float" office:value="-41.5" calcext:value-type="float">
            <text:p>-41.5</text:p>
          </table:table-cell>
          <table:table-cell office:value-type="float" office:value="-315" calcext:value-type="float">
            <text:p>-315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0.044721213" calcext:value-type="float">
            <text:p>0.0447212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02_002_1719447147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01329833" calcext:value-type="float">
            <text:p>0.0013298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4_014_4262927949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-2816" calcext:value-type="float">
            <text:p>-2816</text:p>
          </table:table-cell>
          <table:table-cell office:value-type="float" office:value="-14.3673469387755" calcext:value-type="float">
            <text:p>-14.3673469387755</text:p>
          </table:table-cell>
          <table:table-cell office:value-type="float" office:value="85.5" calcext:value-type="float">
            <text:p>85.5</text:p>
          </table:table-cell>
          <table:table-cell office:value-type="float" office:value="-299" calcext:value-type="float">
            <text:p>-299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0.056482638" calcext:value-type="float">
            <text:p>0.0564826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07_007_2919377710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-278" calcext:value-type="float">
            <text:p>-278</text:p>
          </table:table-cell>
          <table:table-cell office:value-type="float" office:value="-5.6734693877551" calcext:value-type="float">
            <text:p>-5.6734693877551</text:p>
          </table:table-cell>
          <table:table-cell office:value-type="float" office:value="30.5" calcext:value-type="float">
            <text:p>30.5</text:p>
          </table:table-cell>
          <table:table-cell office:value-type="float" office:value="-120" calcext:value-type="float">
            <text:p>-12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010028381" calcext:value-type="float">
            <text:p>0.0100283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07_007_2428258926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float" office:value="4.36734693877551" calcext:value-type="float">
            <text:p>4.36734693877551</text:p>
          </table:table-cell>
          <table:table-cell office:value-type="float" office:value="-39" calcext:value-type="float">
            <text:p>-39</text:p>
          </table:table-cell>
          <table:table-cell office:value-type="float" office:value="-146" calcext:value-type="float">
            <text:p>-146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0.018959029" calcext:value-type="float">
            <text:p>0.0189590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0_010_770015497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32" calcext:value-type="float">
            <text:p>432</text:p>
          </table:table-cell>
          <table:table-cell office:value-type="float" office:value="4.32" calcext:value-type="float">
            <text:p>4.32</text:p>
          </table:table-cell>
          <table:table-cell office:value-type="float" office:value="2.5" calcext:value-type="float">
            <text:p>2.5</text:p>
          </table:table-cell>
          <table:table-cell office:value-type="float" office:value="-206" calcext:value-type="float">
            <text:p>-206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0.059803612" calcext:value-type="float">
            <text:p>0.0598036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0_010_296393913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office:value-type="float" office:value="4.12" calcext:value-type="float">
            <text:p>4.12</text:p>
          </table:table-cell>
          <table:table-cell office:value-type="float" office:value="76.5" calcext:value-type="float">
            <text:p>76.5</text:p>
          </table:table-cell>
          <table:table-cell office:value-type="float" office:value="-235" calcext:value-type="float">
            <text:p>-235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0.047112121" calcext:value-type="float">
            <text:p>0.0471121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0_010_1079984031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office:value-type="float" office:value="6.5" calcext:value-type="float">
            <text:p>6.5</text:p>
          </table:table-cell>
          <table:table-cell office:value-type="float" office:value="76.5" calcext:value-type="float">
            <text:p>76.5</text:p>
          </table:table-cell>
          <table:table-cell office:value-type="float" office:value="-260" calcext:value-type="float">
            <text:p>-26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0.047347968" calcext:value-type="float">
            <text:p>0.047347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2_012_1342186993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996" calcext:value-type="float">
            <text:p>996</text:p>
          </table:table-cell>
          <table:table-cell office:value-type="float" office:value="6.91666666666667" calcext:value-type="float">
            <text:p>6.91666666666667</text:p>
          </table:table-cell>
          <table:table-cell office:value-type="float" office:value="65.5" calcext:value-type="float">
            <text:p>65.5</text:p>
          </table:table-cell>
          <table:table-cell office:value-type="float" office:value="-251" calcext:value-type="float">
            <text:p>-25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05316699" calcext:value-type="float">
            <text:p>0.053166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2_012_1699411975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872" calcext:value-type="float">
            <text:p>872</text:p>
          </table:table-cell>
          <table:table-cell office:value-type="float" office:value="6.05555555555556" calcext:value-type="float">
            <text:p>6.05555555555556</text:p>
          </table:table-cell>
          <table:table-cell office:value-type="float" office:value="94.5" calcext:value-type="float">
            <text:p>94.5</text:p>
          </table:table-cell>
          <table:table-cell office:value-type="float" office:value="-215" calcext:value-type="float">
            <text:p>-215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0.043786634" calcext:value-type="float">
            <text:p>0.0437866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07_007_770157778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5.51020408163265" calcext:value-type="float">
            <text:p>5.51020408163265</text:p>
          </table:table-cell>
          <table:table-cell office:value-type="float" office:value="-47" calcext:value-type="float">
            <text:p>-47</text:p>
          </table:table-cell>
          <table:table-cell office:value-type="float" office:value="-228" calcext:value-type="float">
            <text:p>-228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13188268" calcext:value-type="float">
            <text:p>0.0131882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07_007_971029277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532" calcext:value-type="float">
            <text:p>532</text:p>
          </table:table-cell>
          <table:table-cell office:value-type="float" office:value="10.8571428571429" calcext:value-type="float">
            <text:p>10.8571428571429</text:p>
          </table:table-cell>
          <table:table-cell office:value-type="float" office:value="-21" calcext:value-type="float">
            <text:p>-21</text:p>
          </table:table-cell>
          <table:table-cell office:value-type="float" office:value="-147" calcext:value-type="float">
            <text:p>-147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15756552" calcext:value-type="float">
            <text:p>0.0157565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0_010_749738786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-1886" calcext:value-type="float">
            <text:p>-1886</text:p>
          </table:table-cell>
          <table:table-cell office:value-type="float" office:value="-18.86" calcext:value-type="float">
            <text:p>-18.86</text:p>
          </table:table-cell>
          <table:table-cell office:value-type="float" office:value="-38.5" calcext:value-type="float">
            <text:p>-38.5</text:p>
          </table:table-cell>
          <table:table-cell office:value-type="float" office:value="-229" calcext:value-type="float">
            <text:p>-229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0.036003304" calcext:value-type="float">
            <text:p>0.036003304</text:p>
          </table:table-cell>
          <table:table-cell table:number-columns-repeated="1014"/>
        </table:table-row>
      </table:table>
      <table:table table:name="lahc-solve_ring-suite" table:style-name="ta1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wedding</text:p>
          </table:table-cell>
          <table:table-cell table:style-name="ce1" office:value-type="string" calcext:value-type="string">
            <text:p>n_people</text:p>
          </table:table-cell>
          <table:table-cell table:style-name="ce1" office:value-type="string" calcext:value-type="string">
            <text:p>n_tables</text:p>
          </table:table-cell>
          <table:table-cell table:style-name="ce1" office:value-type="string" calcext:value-type="string">
            <text:p>total_happiness</text:p>
          </table:table-cell>
          <table:table-cell table:style-name="ce1" office:value-type="string" calcext:value-type="string">
            <text:p>mean_happiness</text:p>
          </table:table-cell>
          <table:table-cell table:style-name="ce1" office:value-type="string" calcext:value-type="string">
            <text:p>median_happiness</text:p>
          </table:table-cell>
          <table:table-cell table:style-name="ce1" office:value-type="string" calcext:value-type="string">
            <text:p>min_happiness</text:p>
          </table:table-cell>
          <table:table-cell table:style-name="ce1" office:value-type="string" calcext:value-type="string">
            <text:p>max_happiness</text:p>
          </table:table-cell>
          <table:table-cell table:style-name="ce1" office:value-type="string" calcext:value-type="string">
            <text:p>n_lonely</text:p>
          </table:table-cell>
          <table:table-cell table:style-name="ce1" office:value-type="string" calcext:value-type="string">
            <text:p>second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./weddings/ring-suite/ring_002_002_2459885288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524539" calcext:value-type="float">
            <text:p>0.0025245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ing-suite/ring_012_012_1497262220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office:value-type="float" office:value="0.847222222222222" calcext:value-type="float">
            <text:p>0.84722222222222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6.046504311" calcext:value-type="float">
            <text:p>6.0465043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ing-suite/ring_010_010_914519058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.325611098" calcext:value-type="float">
            <text:p>2.3256110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ing-suite/ring_007_007_1765413640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554615523" calcext:value-type="float">
            <text:p>0.554615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ing-suite/ring_014_014_2895692332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0.806122448979592" calcext:value-type="float">
            <text:p>0.80612244897959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1.709634188" calcext:value-type="float">
            <text:p>11.709634188</text:p>
          </table:table-cell>
          <table:table-cell table:number-columns-repeated="1014"/>
        </table:table-row>
      </table:table>
      <table:table table:name="hill-solve_ring-suite" table:style-name="ta1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wedding</text:p>
          </table:table-cell>
          <table:table-cell table:style-name="ce1" office:value-type="string" calcext:value-type="string">
            <text:p>n_people</text:p>
          </table:table-cell>
          <table:table-cell table:style-name="ce1" office:value-type="string" calcext:value-type="string">
            <text:p>n_tables</text:p>
          </table:table-cell>
          <table:table-cell table:style-name="ce1" office:value-type="string" calcext:value-type="string">
            <text:p>total_happiness</text:p>
          </table:table-cell>
          <table:table-cell table:style-name="ce1" office:value-type="string" calcext:value-type="string">
            <text:p>mean_happiness</text:p>
          </table:table-cell>
          <table:table-cell table:style-name="ce1" office:value-type="string" calcext:value-type="string">
            <text:p>median_happiness</text:p>
          </table:table-cell>
          <table:table-cell table:style-name="ce1" office:value-type="string" calcext:value-type="string">
            <text:p>min_happiness</text:p>
          </table:table-cell>
          <table:table-cell table:style-name="ce1" office:value-type="string" calcext:value-type="string">
            <text:p>max_happiness</text:p>
          </table:table-cell>
          <table:table-cell table:style-name="ce1" office:value-type="string" calcext:value-type="string">
            <text:p>n_lonely</text:p>
          </table:table-cell>
          <table:table-cell table:style-name="ce1" office:value-type="string" calcext:value-type="string">
            <text:p>second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./weddings/ring-suite/ring_002_002_2459885288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88209" calcext:value-type="float">
            <text:p>0.00882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ing-suite/ring_012_012_1497262220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.194444444444444" calcext:value-type="float">
            <text:p>0.19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015415413" calcext:value-type="float">
            <text:p>0.0154154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ing-suite/ring_010_010_914519058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22" calcext:value-type="float">
            <text:p>0.2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010237959" calcext:value-type="float">
            <text:p>0.0102379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ing-suite/ring_007_007_1765413640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061" calcext:value-type="float">
            <text:p>0.204081632653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002549641" calcext:value-type="float">
            <text:p>0.0025496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ing-suite/ring_014_014_2895692332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.122448979591837" calcext:value-type="float">
            <text:p>0.12244897959183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007582644" calcext:value-type="float">
            <text:p>0.007582644</text:p>
          </table:table-cell>
          <table:table-cell table:number-columns-repeated="1014"/>
        </table:table-row>
      </table:table>
      <table:table table:name="Sheet1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hill-solve_rand-suite'.A1:'hill-solve_rand-suite'.J2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09:56:12.5132976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19:47:00.355986370</meta:creation-date>
    <meta:generator>LibreOffice/6.0.7.3$Linux_X86_64 LibreOffice_project/00m0$Build-3</meta:generator>
    <dc:date>2021-04-20T10:05:03.217039684</dc:date>
    <meta:editing-duration>PT35M26S</meta:editing-duration>
    <meta:editing-cycles>25</meta:editing-cycles>
    <meta:document-statistic meta:table-count="12" meta:cell-count="199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52cm" svg:y="4.201cm" style:legend-expansion="high" chart:style-name="ch2"/>
        <chart:plot-area chart:style-name="ch3" table:cell-range-address="'hill-solve_rand-suite'.B2:'hill-solve_rand-suite'.B26 'hill-solve_rand-suite'.E1:'hill-solve_rand-suite'.E26" chart:data-source-has-labels="row" svg:x="0.32cm" svg:y="0.18cm" svg:width="12.012cm" svg:height="8.64cm">
          <chartooo:coordinate-region svg:x="1.047cm" svg:y="0.38cm" svg:width="11.00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hill-solve_rand-suite'.E2:'hill-solve_rand-suite'.E26" chart:label-cell-address="'hill-solve_rand-suite'.E1:'hill-solve_rand-suite'.E1" chart:class="chart:scatter">
            <chart:domain table:cell-range-address="'hill-solve_rand-suite'.B2:'hill-solve_rand-suite'.B26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an_happiness</text:p>
                <draw:g>
                  <svg:desc>'hill-solve_rand-suite'.E1:'hill-solve_rand-suit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hill-solve_rand-suite'.B2:'hill-solve_rand-suite'.B26</svg:desc>
                </draw:g>
              </table:table-cell>
              <table:table-cell office:value-type="float" office:value="1">
                <text:p>1</text:p>
                <draw:g>
                  <svg:desc>'hill-solve_rand-suite'.E2:'hill-solve_rand-suite'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0.204081632653061">
                <text:p>0.204081632653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0.244897959183673">
                <text:p>0.244897959183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0.408163265306122">
                <text:p>0.408163265306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0.489795918367347">
                <text:p>0.4897959183673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0.122448979591837">
                <text:p>0.1224489795918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">
                <text:p>144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">
                <text:p>144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">
                <text:p>144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4">
                <text:p>144</text:p>
              </table:table-cell>
              <table:table-cell office:value-type="float" office:value="0.194444444444444">
                <text:p>0.19444444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6">
                <text:p>196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6">
                <text:p>196</text:p>
              </table:table-cell>
              <table:table-cell office:value-type="float" office:value="0.13265306122449">
                <text:p>0.132653061224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6">
                <text:p>196</text:p>
              </table:table-cell>
              <table:table-cell office:value-type="float" office:value="0.173469387755102">
                <text:p>0.1734693877551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6">
                <text:p>196</text:p>
              </table:table-cell>
              <table:table-cell office:value-type="float" office:value="0.255102040816327">
                <text:p>0.2551020408163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">
                <text:p>196</text:p>
              </table:table-cell>
              <table:table-cell office:value-type="float" office:value="0.112244897959184">
                <text:p>0.112244897959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49cm" svg:y="0.316cm" chart:style-name="ch2">
          <text:p>Mean happiness by wedding size</text:p>
        </chart:title>
        <chart:subtitle svg:x="3.657cm" svg:y="1.275cm" chart:style-name="ch3">
          <text:p>Integer Programming solution, complete weddings</text:p>
        </chart:subtitle>
        <chart:plot-area chart:style-name="ch4" table:cell-range-address="'int-prog_complete-suite'.B2:'int-prog_complete-suite'.B6 'int-prog_complete-suite'.E1:'int-prog_complete-suite'.E6" chart:data-source-has-labels="row" svg:x="1.331cm" svg:y="2.138cm" svg:width="14.349cm" svg:height="5.701cm">
          <chartooo:coordinate-region svg:x="1.767cm" svg:y="2.338cm" svg:width="13.448cm" svg:height="4.854cm"/>
          <chart:axis chart:dimension="x" chart:name="primary-x" chart:style-name="ch5">
            <chart:title svg:x="8.13cm" svg:y="8.019cm" chart:style-name="ch6">
              <text:p>Size</text:p>
            </chart:title>
          </chart:axis>
          <chart:axis chart:dimension="y" chart:name="primary-y" chart:style-name="ch5">
            <chart:title svg:x="0.451cm" svg:y="5.826cm" chart:style-name="ch7">
              <text:p>Happiness</text:p>
            </chart:title>
            <chart:grid chart:style-name="ch8" chart:class="major"/>
          </chart:axis>
          <chart:series chart:style-name="ch9" chart:values-cell-range-address="'int-prog_complete-suite'.E2:'int-prog_complete-suite'.E6" chart:label-cell-address="'int-prog_complete-suite'.E1:'int-prog_complete-suite'.E1" chart:class="chart:scatter">
            <chart:domain table:cell-range-address="'int-prog_complete-suite'.B2:'int-prog_complete-suite'.B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an_happiness</text:p>
                <draw:g>
                  <svg:desc>'int-prog_complete-suite'.E1:'int-prog_complete-suit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int-prog_complete-suite'.B2:'int-prog_complete-suite'.B6</svg:desc>
                </draw:g>
              </table:table-cell>
              <table:table-cell office:value-type="float" office:value="1">
                <text:p>1</text:p>
                <draw:g>
                  <svg:desc>'int-prog_complete-suite'.E2:'int-prog_complete-suite'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">
                <text:p>1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64cm" svg:y="0.316cm" chart:style-name="ch2">
          <text:p>Runtime vs Wedding Size</text:p>
        </chart:title>
        <chart:subtitle svg:x="6.263cm" svg:y="1.275cm" chart:style-name="ch3">
          <text:p>LAHC, Tense Suite</text:p>
        </chart:subtitle>
        <chart:plot-area chart:style-name="ch4" table:cell-range-address="'lahc-solve_tense-suite'.B2:'lahc-solve_tense-suite'.B26 'lahc-solve_tense-suite'.J1:'lahc-solve_tense-suite'.J26" chart:data-source-has-labels="row" svg:x="1.145cm" svg:y="2.102cm" svg:width="12.297cm" svg:height="5.7cm">
          <chartooo:coordinate-region svg:x="1.952cm" svg:y="2.301cm" svg:width="11.21cm" svg:height="4.854cm"/>
          <chart:axis chart:dimension="x" chart:name="primary-x" chart:style-name="ch5">
            <chart:title svg:x="6.918cm" svg:y="7.982cm" chart:style-name="ch6">
              <text:p>Size</text:p>
            </chart:title>
          </chart:axis>
          <chart:axis chart:dimension="y" chart:name="primary-y" chart:style-name="ch5">
            <chart:title svg:x="0.265cm" svg:y="5.856cm" chart:style-name="ch7">
              <text:p>Duration (s)</text:p>
            </chart:title>
          </chart:axis>
          <chart:series chart:style-name="ch8" chart:values-cell-range-address="'lahc-solve_tense-suite'.J2:'lahc-solve_tense-suite'.J26" chart:label-cell-address="'lahc-solve_tense-suite'.J1:'lahc-solve_tense-suite'.J1" chart:class="chart:scatter">
            <chart:domain table:cell-range-address="'lahc-solve_tense-suite'.B2:'lahc-solve_tense-suite'.B26"/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conds</text:p>
                <draw:g>
                  <svg:desc>'lahc-solve_tense-suite'.J1:'lahc-solve_tense-suite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lahc-solve_tense-suite'.B2:'lahc-solve_tense-suite'.B26</svg:desc>
                </draw:g>
              </table:table-cell>
              <table:table-cell office:value-type="float" office:value="27.009492496">
                <text:p>27.009492496</text:p>
                <draw:g>
                  <svg:desc>'lahc-solve_tense-suite'.J2:'lahc-solve_tense-suite'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40.781826148">
                <text:p>40.781826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">
                <text:p>196</text:p>
              </table:table-cell>
              <table:table-cell office:value-type="float" office:value="103.273345292">
                <text:p>103.273345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">
                <text:p>196</text:p>
              </table:table-cell>
              <table:table-cell office:value-type="float" office:value="106.744202277">
                <text:p>106.7442022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2469807">
                <text:p>0.002469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4123291">
                <text:p>0.004123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002479844">
                <text:p>0.002479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6">
                <text:p>196</text:p>
              </table:table-cell>
              <table:table-cell office:value-type="float" office:value="94.827793867">
                <text:p>94.827793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">
                <text:p>196</text:p>
              </table:table-cell>
              <table:table-cell office:value-type="float" office:value="103.055404678">
                <text:p>103.055404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1.699058002">
                <text:p>1.699058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001684582">
                <text:p>0.001684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">
                <text:p>144</text:p>
              </table:table-cell>
              <table:table-cell office:value-type="float" office:value="37.933684627">
                <text:p>37.9336846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">
                <text:p>144</text:p>
              </table:table-cell>
              <table:table-cell office:value-type="float" office:value="47.91128507">
                <text:p>47.911285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0.002261056">
                <text:p>0.002261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6">
                <text:p>196</text:p>
              </table:table-cell>
              <table:table-cell office:value-type="float" office:value="102.43570844">
                <text:p>102.435708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2.817691841">
                <text:p>2.8176918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2.738413376">
                <text:p>2.7384133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9.377996956">
                <text:p>19.3779969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22.565720379">
                <text:p>22.5657203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1.161260762">
                <text:p>21.1612607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4">
                <text:p>144</text:p>
              </table:table-cell>
              <table:table-cell office:value-type="float" office:value="53.142385967">
                <text:p>53.1423859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4">
                <text:p>144</text:p>
              </table:table-cell>
              <table:table-cell office:value-type="float" office:value="40.62479521">
                <text:p>40.62479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">
                <text:p>49</text:p>
              </table:table-cell>
              <table:table-cell office:value-type="float" office:value="2.432229654">
                <text:p>2.4322296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">
                <text:p>49</text:p>
              </table:table-cell>
              <table:table-cell office:value-type="float" office:value="1.964911796">
                <text:p>1.9649117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20.486967027">
                <text:p>20.4869670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24cm" svg:y="0.316cm" chart:style-name="ch2">
          <text:p>Runtime vs Wedding Size (log plot)</text:p>
        </chart:title>
        <chart:subtitle svg:x="6.263cm" svg:y="1.275cm" chart:style-name="ch3">
          <text:p>LAHC, Tense Suite</text:p>
        </chart:subtitle>
        <chart:plot-area chart:style-name="ch4" table:cell-range-address="'lahc-solve_tense-suite'.B2:'lahc-solve_tense-suite'.B26 'lahc-solve_tense-suite'.K1:'lahc-solve_tense-suite'.K26" chart:data-source-has-labels="row" svg:x="1.331cm" svg:y="2.138cm" svg:width="14.349cm" svg:height="5.701cm">
          <chartooo:coordinate-region svg:x="1.873cm" svg:y="2.337cm" svg:width="13.527cm" svg:height="5.303cm"/>
          <chart:axis chart:dimension="x" chart:name="primary-x" chart:style-name="ch5">
            <chart:title svg:x="8.13cm" svg:y="8.019cm" chart:style-name="ch6">
              <text:p>Size</text:p>
            </chart:title>
          </chart:axis>
          <chart:axis chart:dimension="y" chart:name="primary-y" chart:style-name="ch5">
            <chart:title svg:x="0.451cm" svg:y="6.051cm" chart:style-name="ch7">
              <text:p>Log(Duration)</text:p>
            </chart:title>
            <chart:grid chart:style-name="ch8" chart:class="major"/>
          </chart:axis>
          <chart:series chart:style-name="ch9" chart:values-cell-range-address="'lahc-solve_tense-suite'.K2:'lahc-solve_tense-suite'.K26" chart:label-cell-address="'lahc-solve_tense-suite'.K1:'lahc-solve_tense-suite'.K1" chart:class="chart:scatter">
            <chart:domain table:cell-range-address="'lahc-solve_tense-suite'.B2:'lahc-solve_tense-suite'.B26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g seconds</text:p>
                <draw:g>
                  <svg:desc>'lahc-solve_tense-suite'.K1:'lahc-solve_tense-suite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lahc-solve_tense-suite'.B2:'lahc-solve_tense-suite'.B26</svg:desc>
                </draw:g>
              </table:table-cell>
              <table:table-cell office:value-type="float" office:value="1.43151642394097">
                <text:p>1.43151642394097</text:p>
                <draw:g>
                  <svg:desc>'lahc-solve_tense-suite'.K2:'lahc-solve_tense-suite'.K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1.61046666892232">
                <text:p>1.610466668922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">
                <text:p>196</text:p>
              </table:table-cell>
              <table:table-cell office:value-type="float" office:value="2.01398824517551">
                <text:p>2.01398824517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">
                <text:p>196</text:p>
              </table:table-cell>
              <table:table-cell office:value-type="float" office:value="2.02834429599229">
                <text:p>2.02834429599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.60733698281721">
                <text:p>-2.607336982817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-2.38475601391692">
                <text:p>-2.38475601391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-2.60557563855689">
                <text:p>-2.60557563855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6">
                <text:p>196</text:p>
              </table:table-cell>
              <table:table-cell office:value-type="float" office:value="1.9769356469788">
                <text:p>1.97693564697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">
                <text:p>196</text:p>
              </table:table-cell>
              <table:table-cell office:value-type="float" office:value="2.01307077302238">
                <text:p>2.013070773022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0.230208204954137">
                <text:p>0.230208204954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-2.77350784411844">
                <text:p>-2.773507844118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">
                <text:p>144</text:p>
              </table:table-cell>
              <table:table-cell office:value-type="float" office:value="1.57902502924258">
                <text:p>1.579025029242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">
                <text:p>144</text:p>
              </table:table-cell>
              <table:table-cell office:value-type="float" office:value="1.68043781960215">
                <text:p>1.68043781960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-2.64568868126817">
                <text:p>-2.645688681268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6">
                <text:p>196</text:p>
              </table:table-cell>
              <table:table-cell office:value-type="float" office:value="2.01045137534239">
                <text:p>2.010451375342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0.449893494425826">
                <text:p>0.4498934944258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0.437499007481268">
                <text:p>0.4374990074812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.28730888334866">
                <text:p>1.287308883348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1.35344920232019">
                <text:p>1.353449202320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.32554153886732">
                <text:p>1.325541538867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4">
                <text:p>144</text:p>
              </table:table-cell>
              <table:table-cell office:value-type="float" office:value="1.72544104930346">
                <text:p>1.72544104930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4">
                <text:p>144</text:p>
              </table:table-cell>
              <table:table-cell office:value-type="float" office:value="1.60879118470961">
                <text:p>1.608791184709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">
                <text:p>49</text:p>
              </table:table-cell>
              <table:table-cell office:value-type="float" office:value="0.386004579135292">
                <text:p>0.386004579135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">
                <text:p>49</text:p>
              </table:table-cell>
              <table:table-cell office:value-type="float" office:value="0.293343059866535">
                <text:p>0.2933430598665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.31147766845806">
                <text:p>1.311477668458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51cm" svg:y="0.316cm" chart:style-name="ch2">
          <text:p>Quality / Duration vs Wedding Size</text:p>
        </chart:title>
        <chart:subtitle svg:x="5.138cm" svg:y="1.275cm" chart:style-name="ch3">
          <text:p>Integer Programming, Ring Suite</text:p>
        </chart:subtitle>
        <chart:plot-area chart:style-name="ch4" table:cell-range-address="'int-prog_ring-suite'.B2:'int-prog_ring-suite'.B6 'int-prog_ring-suite'.K1:'int-prog_ring-suite'.K6" chart:data-source-has-labels="row" svg:x="1.331cm" svg:y="2.138cm" svg:width="14.349cm" svg:height="5.701cm">
          <chartooo:coordinate-region svg:x="2.058cm" svg:y="2.337cm" svg:width="13.342cm" svg:height="4.855cm"/>
          <chart:axis chart:dimension="x" chart:name="primary-x" chart:style-name="ch5">
            <chart:title svg:x="8.13cm" svg:y="8.019cm" chart:style-name="ch6">
              <text:p>Size</text:p>
            </chart:title>
          </chart:axis>
          <chart:axis chart:dimension="y" chart:name="primary-y" chart:style-name="ch5">
            <chart:title svg:x="0.451cm" svg:y="7.334cm" chart:style-name="ch7">
              <text:p>Mean happiness / Runtime (1/s)</text:p>
            </chart:title>
          </chart:axis>
          <chart:series chart:style-name="ch8" chart:values-cell-range-address="'int-prog_ring-suite'.K2:'int-prog_ring-suite'.K6" chart:label-cell-address="'int-prog_ring-suite'.K1:'int-prog_ring-suite'.K1" chart:class="chart:scatter">
            <chart:domain table:cell-range-address="'int-prog_ring-suite'.B2:'int-prog_ring-suite'.B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an per duration</text:p>
                <draw:g>
                  <svg:desc>'int-prog_ring-suite'.K1:'int-prog_ring-suite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int-prog_ring-suite'.B2:'int-prog_ring-suite'.B6</svg:desc>
                </draw:g>
              </table:table-cell>
              <table:table-cell office:value-type="float" office:value="3.60509508665412">
                <text:p>3.60509508665412</text:p>
                <draw:g>
                  <svg:desc>'int-prog_ring-suite'.K2:'int-prog_ring-suite'.K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0.330700384179398">
                <text:p>0.330700384179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762450477192707">
                <text:p>0.7624504771927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2.77965886172416">
                <text:p>2.77965886172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6">
                <text:p>196</text:p>
              </table:table-cell>
              <table:table-cell office:value-type="float" office:value="0.122722857347412">
                <text:p>0.1227228573474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07cm" svg:y="0.316cm" chart:style-name="ch2">
          <text:p>Happiness / Duration by Wedding Size</text:p>
        </chart:title>
        <chart:subtitle svg:x="4.715cm" svg:y="1.275cm" chart:style-name="ch3">
          <text:p>Integer Programming, Complete Suite</text:p>
        </chart:subtitle>
        <chart:legend chart:legend-position="end" svg:x="12.864cm" svg:y="4.201cm" style:legend-expansion="high" chart:style-name="ch4"/>
        <chart:plot-area chart:style-name="ch5" table:cell-range-address="'int-prog_complete-suite'.B1:'int-prog_complete-suite'.B6 'int-prog_complete-suite'.K1:'int-prog_complete-suite'.K6" chart:data-source-has-labels="row" svg:x="1.331cm" svg:y="2.138cm" svg:width="11.213cm" svg:height="5.701cm">
          <chartooo:coordinate-region svg:x="1.767cm" svg:y="2.338cm" svg:width="10.312cm" svg:height="4.854cm"/>
          <chart:axis chart:dimension="x" chart:name="primary-x" chart:style-name="ch6">
            <chart:title svg:x="6.562cm" svg:y="8.019cm" chart:style-name="ch7">
              <text:p>Size</text:p>
            </chart:title>
          </chart:axis>
          <chart:axis chart:dimension="y" chart:name="primary-y" chart:style-name="ch6">
            <chart:title svg:x="0.451cm" svg:y="6.99cm" chart:style-name="ch8">
              <text:p>Happiness / Runtime (1 / s)</text:p>
            </chart:title>
          </chart:axis>
          <chart:series chart:style-name="ch9" chart:values-cell-range-address="'int-prog_complete-suite'.K2:'int-prog_complete-suite'.K6" chart:label-cell-address="'int-prog_complete-suite'.K1:'int-prog_complete-suite'.K1" chart:class="chart:scatter">
            <chart:domain table:cell-range-address="'int-prog_complete-suite'.B2:'int-prog_complete-suite'.B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an / duration</text:p>
                <draw:g>
                  <svg:desc>'int-prog_complete-suite'.K1:'int-prog_complete-suite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int-prog_complete-suite'.B2:'int-prog_complete-suite'.B6</svg:desc>
                </draw:g>
              </table:table-cell>
              <table:table-cell office:value-type="float" office:value="11.2338847395787">
                <text:p>11.2338847395787</text:p>
                <draw:g>
                  <svg:desc>'int-prog_complete-suite'.K2:'int-prog_complete-suite'.K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0.610675982828275">
                <text:p>0.610675982828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88904890828622">
                <text:p>1.88904890828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">
                <text:p>196</text:p>
              </table:table-cell>
              <table:table-cell office:value-type="float" office:value="0.319287699424811">
                <text:p>0.319287699424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9.86245074994133">
                <text:p>9.862450749941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